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www.silvercoders.com/">hyperlink test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rzegorz Klimaszewski</meta:initial-creator>
    <meta:creation-date>2007-08-09T23:26:06</meta:creation-date>
    <dc:creator>Grzegorz Klimaszewski</dc:creator>
    <dc:date>2007-08-09T23:28:13</dc:date>
    <dc:language>pl-PL</dc:language>
    <meta:editing-cycles>3</meta:editing-cycles>
    <meta:editing-duration>PT1M2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2" meta:character-count="14"/>
  </office:meta>
</office:document-meta>
</file>